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8.74mm" svg:y="19.06mm">
            <loext:p draw:notify-on-update-of-ranges="Sheet1.A1:Sheet1.A1 Sheet1.A2:Sheet1.A31 Sheet1.B1:Sheet1.B1 Sheet1.B2:Sheet1.B31 Sheet1.C1:Sheet1.C1 Sheet1.C2:Sheet1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</table:table-row>
        <table:table-row table:style-name="ro1">
          <table:table-cell office:value-type="float" office:value="49.432" calcext:value-type="float">
            <text:p>49.432</text:p>
          </table:table-cell>
          <table:table-cell office:value-type="float" office:value="42.797" calcext:value-type="float">
            <text:p>42.797</text:p>
          </table:table-cell>
          <table:table-cell office:value-type="float" office:value="57.203" calcext:value-type="float">
            <text:p>57.203</text:p>
          </table:table-cell>
        </table:table-row>
        <table:table-row table:style-name="ro1">
          <table:table-cell office:value-type="float" office:value="67.116" calcext:value-type="float">
            <text:p>67.116</text:p>
          </table:table-cell>
          <table:table-cell office:value-type="float" office:value="68.966" calcext:value-type="float">
            <text:p>68.966</text:p>
          </table:table-cell>
          <table:table-cell office:value-type="float" office:value="69.759" calcext:value-type="float">
            <text:p>69.759</text:p>
          </table:table-cell>
        </table:table-row>
        <table:table-row table:style-name="ro1">
          <table:table-cell office:value-type="float" office:value="68.729" calcext:value-type="float">
            <text:p>68.729</text:p>
          </table:table-cell>
          <table:table-cell office:value-type="float" office:value="73.487" calcext:value-type="float">
            <text:p>73.487</text:p>
          </table:table-cell>
          <table:table-cell office:value-type="float" office:value="72.006" calcext:value-type="float">
            <text:p>72.006</text:p>
          </table:table-cell>
        </table:table-row>
        <table:table-row table:style-name="ro1">
          <table:table-cell office:value-type="float" office:value="71.451" calcext:value-type="float">
            <text:p>71.451</text:p>
          </table:table-cell>
          <table:table-cell office:value-type="float" office:value="73.328" calcext:value-type="float">
            <text:p>73.328</text:p>
          </table:table-cell>
          <table:table-cell office:value-type="float" office:value="72.852" calcext:value-type="float">
            <text:p>72.852</text:p>
          </table:table-cell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3.883" calcext:value-type="float">
            <text:p>73.883</text:p>
          </table:table-cell>
          <table:table-cell office:value-type="float" office:value="74.676" calcext:value-type="float">
            <text:p>74.676</text:p>
          </table:table-cell>
        </table:table-row>
        <table:table-row table:style-name="ro1">
          <table:table-cell office:value-type="float" office:value="75.707" calcext:value-type="float">
            <text:p>75.707</text:p>
          </table:table-cell>
          <table:table-cell office:value-type="float" office:value="77.425" calcext:value-type="float">
            <text:p>77.425</text:p>
          </table:table-cell>
          <table:table-cell office:value-type="float" office:value="73.751" calcext:value-type="float">
            <text:p>73.751</text:p>
          </table:table-cell>
        </table:table-row>
        <table:table-row table:style-name="ro1">
          <table:table-cell office:value-type="float" office:value="74.015" calcext:value-type="float">
            <text:p>74.015</text:p>
          </table:table-cell>
          <table:table-cell office:value-type="float" office:value="77.584" calcext:value-type="float">
            <text:p>77.584</text:p>
          </table:table-cell>
          <table:table-cell office:value-type="float" office:value="74.676" calcext:value-type="float">
            <text:p>74.676</text:p>
          </table:table-cell>
        </table:table-row>
        <table:table-row table:style-name="ro1">
          <table:table-cell office:value-type="float" office:value="77.637" calcext:value-type="float">
            <text:p>77.637</text:p>
          </table:table-cell>
          <table:table-cell office:value-type="float" office:value="77.372" calcext:value-type="float">
            <text:p>77.372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8.218" calcext:value-type="float">
            <text:p>78.218</text:p>
          </table:table-cell>
          <table:table-cell office:value-type="float" office:value="78.007" calcext:value-type="float">
            <text:p>78.007</text:p>
          </table:table-cell>
        </table:table-row>
        <table:table-row table:style-name="ro1">
          <table:table-cell office:value-type="float" office:value="76.738" calcext:value-type="float">
            <text:p>76.738</text:p>
          </table:table-cell>
          <table:table-cell office:value-type="float" office:value="77.69" calcext:value-type="float">
            <text:p>77.69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77.161" calcext:value-type="float">
            <text:p>77.161</text:p>
          </table:table-cell>
          <table:table-cell office:value-type="float" office:value="78.218" calcext:value-type="float">
            <text:p>78.218</text:p>
          </table:table-cell>
          <table:table-cell office:value-type="float" office:value="76.368" calcext:value-type="float">
            <text:p>76.368</text:p>
          </table:table-cell>
        </table:table-row>
        <table:table-row table:style-name="ro1">
          <table:table-cell office:value-type="float" office:value="76.95" calcext:value-type="float">
            <text:p>76.95</text:p>
          </table:table-cell>
          <table:table-cell office:value-type="float" office:value="78.007" calcext:value-type="float">
            <text:p>78.007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901" calcext:value-type="float">
            <text:p>77.901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901" calcext:value-type="float">
            <text:p>77.901</text:p>
          </table:table-cell>
          <table:table-cell office:value-type="float" office:value="77.61" calcext:value-type="float">
            <text:p>77.61</text:p>
          </table:table-cell>
          <table:table-cell office:value-type="float" office:value="76.262" calcext:value-type="float">
            <text:p>76.262</text:p>
          </table:table-cell>
        </table:table-row>
        <table:table-row table:style-name="ro1">
          <table:table-cell office:value-type="float" office:value="76.606" calcext:value-type="float">
            <text:p>76.606</text:p>
          </table:table-cell>
          <table:table-cell office:value-type="float" office:value="78.06" calcext:value-type="float">
            <text:p>78.06</text:p>
          </table:table-cell>
          <table:table-cell office:value-type="float" office:value="78.245" calcext:value-type="float">
            <text:p>78.245</text:p>
          </table:table-cell>
        </table:table-row>
        <table:table-row table:style-name="ro1">
          <table:table-cell office:value-type="float" office:value="77.267" calcext:value-type="float">
            <text:p>77.267</text:p>
          </table:table-cell>
          <table:table-cell office:value-type="float" office:value="77.32" calcext:value-type="float">
            <text:p>77.32</text:p>
          </table:table-cell>
          <table:table-cell office:value-type="float" office:value="75.998" calcext:value-type="float">
            <text:p>75.998</text:p>
          </table:table-cell>
        </table:table-row>
        <table:table-row table:style-name="ro1">
          <table:table-cell office:value-type="float" office:value="76.817" calcext:value-type="float">
            <text:p>76.817</text:p>
          </table:table-cell>
          <table:table-cell office:value-type="float" office:value="77.452" calcext:value-type="float">
            <text:p>77.452</text:p>
          </table:table-cell>
          <table:table-cell office:value-type="float" office:value="75.945" calcext:value-type="float">
            <text:p>75.945</text:p>
          </table:table-cell>
        </table:table-row>
        <table:table-row table:style-name="ro1">
          <table:table-cell office:value-type="float" office:value="78.086" calcext:value-type="float">
            <text:p>78.086</text:p>
          </table:table-cell>
          <table:table-cell office:value-type="float" office:value="77.928" calcext:value-type="float">
            <text:p>77.928</text:p>
          </table:table-cell>
          <table:table-cell office:value-type="float" office:value="77.161" calcext:value-type="float">
            <text:p>77.161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7.875" calcext:value-type="float">
            <text:p>77.875</text:p>
          </table:table-cell>
          <table:table-cell office:value-type="float" office:value="77.425" calcext:value-type="float">
            <text:p>77.425</text:p>
          </table:table-cell>
        </table:table-row>
        <table:table-row table:style-name="ro1">
          <table:table-cell office:value-type="float" office:value="77.267" calcext:value-type="float">
            <text:p>77.267</text:p>
          </table:table-cell>
          <table:table-cell office:value-type="float" office:value="76.077" calcext:value-type="float">
            <text:p>76.077</text:p>
          </table:table-cell>
          <table:table-cell office:value-type="float" office:value="77.901" calcext:value-type="float">
            <text:p>77.901</text:p>
          </table:table-cell>
        </table:table-row>
        <table:table-row table:style-name="ro1">
          <table:table-cell office:value-type="float" office:value="78.033" calcext:value-type="float">
            <text:p>78.033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452" calcext:value-type="float">
            <text:p>77.452</text:p>
          </table:table-cell>
        </table:table-row>
        <table:table-row table:style-name="ro1">
          <table:table-cell office:value-type="float" office:value="76.632" calcext:value-type="float">
            <text:p>76.632</text:p>
          </table:table-cell>
          <table:table-cell office:value-type="float" office:value="77.954" calcext:value-type="float">
            <text:p>77.954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32" calcext:value-type="float">
            <text:p>77.32</text:p>
          </table:table-cell>
          <table:table-cell office:value-type="float" office:value="77.716" calcext:value-type="float">
            <text:p>77.716</text:p>
          </table:table-cell>
          <table:table-cell office:value-type="float" office:value="77.24" calcext:value-type="float">
            <text:p>77.24</text:p>
          </table:table-cell>
        </table:table-row>
        <table:table-row table:style-name="ro1">
          <table:table-cell office:value-type="float" office:value="76.474" calcext:value-type="float">
            <text:p>76.474</text:p>
          </table:table-cell>
          <table:table-cell office:value-type="float" office:value="78.906" calcext:value-type="float">
            <text:p>78.906</text:p>
          </table:table-cell>
          <table:table-cell office:value-type="float" office:value="77.557" calcext:value-type="float">
            <text:p>77.557</text:p>
          </table:table-cell>
        </table:table-row>
        <table:table-row table:style-name="ro1">
          <table:table-cell office:value-type="float" office:value="77.928" calcext:value-type="float">
            <text:p>77.928</text:p>
          </table:table-cell>
          <table:table-cell office:value-type="float" office:value="76.606" calcext:value-type="float">
            <text:p>76.606</text:p>
          </table:table-cell>
          <table:table-cell office:value-type="float" office:value="77.795" calcext:value-type="float">
            <text:p>77.795</text:p>
          </table:table-cell>
        </table:table-row>
        <table:table-row table:style-name="ro1">
          <table:table-cell office:value-type="float" office:value="76.844" calcext:value-type="float">
            <text:p>76.844</text:p>
          </table:table-cell>
          <table:table-cell office:value-type="float" office:value="78.06" calcext:value-type="float">
            <text:p>78.06</text:p>
          </table:table-cell>
          <table:table-cell office:value-type="float" office:value="76.315" calcext:value-type="float">
            <text:p>76.315</text:p>
          </table:table-cell>
        </table:table-row>
        <table:table-row table:style-name="ro1">
          <table:table-cell office:value-type="float" office:value="76.897" calcext:value-type="float">
            <text:p>76.897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716" calcext:value-type="float">
            <text:p>77.716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7.795" calcext:value-type="float">
            <text:p>77.795</text:p>
          </table:table-cell>
          <table:table-cell office:value-type="float" office:value="78.007" calcext:value-type="float">
            <text:p>78.007</text:p>
          </table:table-cell>
        </table:table-row>
        <table:table-row table:style-name="ro1">
          <table:table-cell office:value-type="float" office:value="75.892" calcext:value-type="float">
            <text:p>75.892</text:p>
          </table:table-cell>
          <table:table-cell office:value-type="float" office:value="77.875" calcext:value-type="float">
            <text:p>77.875</text:p>
          </table:table-cell>
          <table:table-cell office:value-type="float" office:value="78.192" calcext:value-type="float">
            <text:p>78.192</text:p>
          </table:table-cell>
        </table:table-row>
        <table:table-row table:style-name="ro1">
          <table:table-cell office:value-type="float" office:value="76.632" calcext:value-type="float">
            <text:p>76.632</text:p>
          </table:table-cell>
          <table:table-cell office:value-type="float" office:value="78.033" calcext:value-type="float">
            <text:p>78.033</text:p>
          </table:table-cell>
          <table:table-cell office:value-type="float" office:value="75.813" calcext:value-type="float">
            <text:p>75.813</text:p>
          </table:table-cell>
        </table:table-row>
        <table:table-row table:style-name="ro1">
          <table:table-cell/>
          <table:table-cell office:value-type="float" office:value="77.557" calcext:value-type="float">
            <text:p>77.557</text:p>
          </table:table-cell>
          <table:table-cell office:value-type="float" office:value="77.187" calcext:value-type="float">
            <text:p>77.187</text:p>
          </table:table-cell>
        </table:table-row>
        <table:table-row table:style-name="ro1">
          <table:table-cell/>
          <table:table-cell office:value-type="float" office:value="76.685" calcext:value-type="float">
            <text:p>76.685</text:p>
          </table:table-cell>
          <table:table-cell office:value-type="float" office:value="77.161" calcext:value-type="float">
            <text:p>77.161</text:p>
          </table:table-cell>
        </table:table-row>
        <table:table-row table:style-name="ro1">
          <table:table-cell table:number-columns-repeated="2"/>
          <table:table-cell office:value-type="float" office:value="77.187" calcext:value-type="float">
            <text:p>77.187</text:p>
          </table:table-cell>
        </table:table-row>
        <table:table-row table:style-name="ro1">
          <table:table-cell table:number-columns-repeated="2"/>
          <table:table-cell office:value-type="float" office:value="75.892" calcext:value-type="float">
            <text:p>75.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40:43.138022041</meta:creation-date>
    <dc:date>2018-05-01T20:48:04.338935315</dc:date>
    <meta:editing-duration>PT7M21S</meta:editing-duration>
    <meta:editing-cycles>1</meta:editing-cycles>
    <meta:document-statistic meta:table-count="1" meta:cell-count="9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5cm" chart:style-name="ch2">
          <text:p>不同分割片段数目行为识别结果对比</text:p>
        </chart:title>
        <chart:legend chart:legend-position="end" svg:x="14.021cm" svg:y="3.703cm" style:legend-expansion="high" chart:style-name="ch3"/>
        <chart:plot-area chart:style-name="ch4" table:cell-range-address="Sheet1.A1:Sheet1.C31" chart:data-source-has-labels="row" svg:x="1.331cm" svg:y="1.46cm" svg:width="12.37cm" svg:height="6.379cm">
          <chartooo:coordinate-region svg:x="1.952cm" svg:y="1.659cm" svg:width="11.562cm" svg:height="5.533cm"/>
          <chart:axis chart:dimension="x" chart:name="primary-x" chart:style-name="ch5">
            <chart:title svg:x="7.009cm" svg:y="8.019cm" chart:style-name="ch6">
              <text:p>epoch</text:p>
            </chart:title>
          </chart:axis>
          <chart:axis chart:dimension="y" chart:name="primary-y" chart:style-name="ch5">
            <chart:title svg:x="0.451cm" svg:y="4.958cm" chart:style-name="ch7">
              <text:p>acc</text:p>
            </chart:title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B2:Sheet1.B31" chart:label-cell-address="Sheet1.B1:Sheet1.B1" chart:class="chart:line">
            <chart:data-point chart:repeated="30"/>
          </chart:series>
          <chart:series chart:style-name="ch11" chart:values-cell-range-address="Sheet1.C2:Sheet1.C31" chart:label-cell-address="Sheet1.C1:Sheet1.C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2</text:p>
                <draw:g>
                  <svg:desc>Sheet1.A1:Sheet1.A1</svg:desc>
                </draw:g>
              </table:table-cell>
              <table:table-cell office:value-type="string">
                <text:p>K=3</text:p>
                <draw:g>
                  <svg:desc>Sheet1.B1:Sheet1.B1</svg:desc>
                </draw:g>
              </table:table-cell>
              <table:table-cell office:value-type="string">
                <text:p>K=4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432">
                <text:p>49.432</text:p>
                <draw:g>
                  <svg:desc>Sheet1.A2:Sheet1.A31</svg:desc>
                </draw:g>
              </table:table-cell>
              <table:table-cell office:value-type="float" office:value="42.797">
                <text:p>42.797</text:p>
                <draw:g>
                  <svg:desc>Sheet1.B2:Sheet1.B31</svg:desc>
                </draw:g>
              </table:table-cell>
              <table:table-cell office:value-type="float" office:value="57.203">
                <text:p>57.203</text:p>
                <draw:g>
                  <svg:desc>Sheet1.C2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116">
                <text:p>67.116</text:p>
              </table:table-cell>
              <table:table-cell office:value-type="float" office:value="68.966">
                <text:p>68.966</text:p>
              </table:table-cell>
              <table:table-cell office:value-type="float" office:value="69.759">
                <text:p>69.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729">
                <text:p>68.729</text:p>
              </table:table-cell>
              <table:table-cell office:value-type="float" office:value="73.487">
                <text:p>73.487</text:p>
              </table:table-cell>
              <table:table-cell office:value-type="float" office:value="72.006">
                <text:p>72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51">
                <text:p>71.451</text:p>
              </table:table-cell>
              <table:table-cell office:value-type="float" office:value="73.328">
                <text:p>73.328</text:p>
              </table:table-cell>
              <table:table-cell office:value-type="float" office:value="72.852">
                <text:p>72.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39">
                <text:p>75.39</text:p>
              </table:table-cell>
              <table:table-cell office:value-type="float" office:value="73.883">
                <text:p>73.883</text:p>
              </table:table-cell>
              <table:table-cell office:value-type="float" office:value="74.676">
                <text:p>74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707">
                <text:p>75.707</text:p>
              </table:table-cell>
              <table:table-cell office:value-type="float" office:value="77.425">
                <text:p>77.425</text:p>
              </table:table-cell>
              <table:table-cell office:value-type="float" office:value="73.751">
                <text:p>73.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015">
                <text:p>74.015</text:p>
              </table:table-cell>
              <table:table-cell office:value-type="float" office:value="77.584">
                <text:p>77.584</text:p>
              </table:table-cell>
              <table:table-cell office:value-type="float" office:value="74.676">
                <text:p>74.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637">
                <text:p>77.637</text:p>
              </table:table-cell>
              <table:table-cell office:value-type="float" office:value="77.372">
                <text:p>77.372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082">
                <text:p>77.082</text:p>
              </table:table-cell>
              <table:table-cell office:value-type="float" office:value="78.218">
                <text:p>78.218</text:p>
              </table:table-cell>
              <table:table-cell office:value-type="float" office:value="78.007">
                <text:p>78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738">
                <text:p>76.738</text:p>
              </table:table-cell>
              <table:table-cell office:value-type="float" office:value="77.69">
                <text:p>77.69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161">
                <text:p>77.161</text:p>
              </table:table-cell>
              <table:table-cell office:value-type="float" office:value="78.218">
                <text:p>78.218</text:p>
              </table:table-cell>
              <table:table-cell office:value-type="float" office:value="76.368">
                <text:p>76.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95">
                <text:p>76.95</text:p>
              </table:table-cell>
              <table:table-cell office:value-type="float" office:value="78.007">
                <text:p>78.007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901">
                <text:p>77.901</text:p>
              </table:table-cell>
              <table:table-cell office:value-type="float" office:value="78.271">
                <text:p>78.271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901">
                <text:p>77.901</text:p>
              </table:table-cell>
              <table:table-cell office:value-type="float" office:value="77.61">
                <text:p>77.61</text:p>
              </table:table-cell>
              <table:table-cell office:value-type="float" office:value="76.262">
                <text:p>76.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606">
                <text:p>76.606</text:p>
              </table:table-cell>
              <table:table-cell office:value-type="float" office:value="78.06">
                <text:p>78.06</text:p>
              </table:table-cell>
              <table:table-cell office:value-type="float" office:value="78.245">
                <text:p>78.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267">
                <text:p>77.267</text:p>
              </table:table-cell>
              <table:table-cell office:value-type="float" office:value="77.32">
                <text:p>77.32</text:p>
              </table:table-cell>
              <table:table-cell office:value-type="float" office:value="75.998">
                <text:p>75.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817">
                <text:p>76.817</text:p>
              </table:table-cell>
              <table:table-cell office:value-type="float" office:value="77.452">
                <text:p>77.452</text:p>
              </table:table-cell>
              <table:table-cell office:value-type="float" office:value="75.945">
                <text:p>75.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086">
                <text:p>78.086</text:p>
              </table:table-cell>
              <table:table-cell office:value-type="float" office:value="77.928">
                <text:p>77.928</text:p>
              </table:table-cell>
              <table:table-cell office:value-type="float" office:value="77.161">
                <text:p>77.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082">
                <text:p>77.082</text:p>
              </table:table-cell>
              <table:table-cell office:value-type="float" office:value="77.875">
                <text:p>77.875</text:p>
              </table:table-cell>
              <table:table-cell office:value-type="float" office:value="77.425">
                <text:p>77.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267">
                <text:p>77.267</text:p>
              </table:table-cell>
              <table:table-cell office:value-type="float" office:value="76.077">
                <text:p>76.077</text:p>
              </table:table-cell>
              <table:table-cell office:value-type="float" office:value="77.901">
                <text:p>77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033">
                <text:p>78.033</text:p>
              </table:table-cell>
              <table:table-cell office:value-type="float" office:value="78.271">
                <text:p>78.271</text:p>
              </table:table-cell>
              <table:table-cell office:value-type="float" office:value="77.452">
                <text:p>77.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632">
                <text:p>76.632</text:p>
              </table:table-cell>
              <table:table-cell office:value-type="float" office:value="77.954">
                <text:p>77.954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32">
                <text:p>77.32</text:p>
              </table:table-cell>
              <table:table-cell office:value-type="float" office:value="77.716">
                <text:p>77.716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474">
                <text:p>76.474</text:p>
              </table:table-cell>
              <table:table-cell office:value-type="float" office:value="78.906">
                <text:p>78.906</text:p>
              </table:table-cell>
              <table:table-cell office:value-type="float" office:value="77.557">
                <text:p>77.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928">
                <text:p>77.928</text:p>
              </table:table-cell>
              <table:table-cell office:value-type="float" office:value="76.606">
                <text:p>76.606</text:p>
              </table:table-cell>
              <table:table-cell office:value-type="float" office:value="77.795">
                <text:p>77.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.844">
                <text:p>76.844</text:p>
              </table:table-cell>
              <table:table-cell office:value-type="float" office:value="78.06">
                <text:p>78.06</text:p>
              </table:table-cell>
              <table:table-cell office:value-type="float" office:value="76.315">
                <text:p>76.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897">
                <text:p>76.897</text:p>
              </table:table-cell>
              <table:table-cell office:value-type="float" office:value="78.271">
                <text:p>78.271</text:p>
              </table:table-cell>
              <table:table-cell office:value-type="float" office:value="77.716">
                <text:p>77.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082">
                <text:p>77.082</text:p>
              </table:table-cell>
              <table:table-cell office:value-type="float" office:value="77.795">
                <text:p>77.795</text:p>
              </table:table-cell>
              <table:table-cell office:value-type="float" office:value="78.007">
                <text:p>78.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892">
                <text:p>75.892</text:p>
              </table:table-cell>
              <table:table-cell office:value-type="float" office:value="77.875">
                <text:p>77.875</text:p>
              </table:table-cell>
              <table:table-cell office:value-type="float" office:value="78.192">
                <text:p>78.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632">
                <text:p>76.632</text:p>
              </table:table-cell>
              <table:table-cell office:value-type="float" office:value="78.033">
                <text:p>78.033</text:p>
              </table:table-cell>
              <table:table-cell office:value-type="float" office:value="75.813">
                <text:p>75.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